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14pt"/>
    </style:style>
    <style:style style:name="co2" style:family="table-column">
      <style:table-column-properties fo:break-before="auto" style:column-width="83.34pt"/>
    </style:style>
    <style:style style:name="co3" style:family="table-column">
      <style:table-column-properties fo:break-before="auto" style:column-width="106.5pt"/>
    </style:style>
    <style:style style:name="co4" style:family="table-column">
      <style:table-column-properties fo:break-before="auto" style:column-width="119.65pt"/>
    </style:style>
    <style:style style:name="co5" style:family="table-column">
      <style:table-column-properties fo:break-before="auto" style:column-width="104.94pt"/>
    </style:style>
    <style:style style:name="co6" style:family="table-column">
      <style:table-column-properties fo:break-before="auto" style:column-width="91.84pt"/>
    </style:style>
    <style:style style:name="co7" style:family="table-column">
      <style:table-column-properties fo:break-before="auto" style:column-width="100.35pt"/>
    </style:style>
    <style:style style:name="co8" style:family="table-column">
      <style:table-column-properties fo:break-before="auto" style:column-width="115.7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826.21pt" svg:y="17.89pt">
            <loext:p draw:notify-on-update-of-ranges="Sheet1.D4:Sheet1.H4 Sheet1.C5:Sheet1.C5 Sheet1.D5:Sheet1.H5 Sheet1.C6:Sheet1.C6 Sheet1.D6:Sheet1.H6 Sheet1.C7:Sheet1.C7 Sheet1.D7:Sheet1.H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834.01pt" svg:y="316.09pt">
            <loext:p draw:notify-on-update-of-ranges="Sheet1.D4:Sheet1.H4 Sheet1.C9:Sheet1.C9 Sheet1.D9:Sheet1.H9 Sheet1.C10:Sheet1.C10 Sheet1.D10:Sheet1.H10 Sheet1.C11:Sheet1.C11 Sheet1.D11:Sheet1.H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247.24pt" svg:y="311.56pt">
            <loext:p draw:notify-on-update-of-ranges="Sheet1.D4:Sheet1.H4 Sheet1.C13:Sheet1.C13 Sheet1.D13:Sheet1.H13 Sheet1.C14:Sheet1.C14 Sheet1.D14:Sheet1.H14 Sheet1.C15:Sheet1.C15 Sheet1.D15:Sheet1.H15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3"/>
          <table:table-cell office:value-type="string" calcext:value-type="string">
            <text:p>Loop</text:p>
          </table:table-cell>
          <table:table-cell office:value-type="string" calcext:value-type="string">
            <text:p>Cross</text:p>
          </table:table-cell>
          <table:table-cell office:value-type="string" calcext:value-type="string">
            <text:p>Zigzag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Willow garage</text:p>
          </table:table-cell>
        </table:table-row>
        <table:table-row table:style-name="ro1">
          <table:table-cell/>
          <table:table-cell office:value-type="string" calcext:value-type="string" table:number-columns-spanned="1" table:number-rows-spanned="3">
            <text:p>Normalized error</text:p>
          </table:table-cell>
          <table:table-cell office:value-type="string" calcext:value-type="string">
            <text:p>Gmapping out-of-the-box</text:p>
          </table:table-cell>
          <table:table-cell office:value-type="float" office:value="768.230562619" calcext:value-type="float">
            <text:p>768.230562619</text:p>
          </table:table-cell>
          <table:table-cell office:value-type="float" office:value="456.899335587" calcext:value-type="float">
            <text:p>456.899335587</text:p>
          </table:table-cell>
          <table:table-cell office:value-type="float" office:value="1245.28270424" calcext:value-type="float">
            <text:p>1245.28270424</text:p>
          </table:table-cell>
          <table:table-cell office:value-type="float" office:value="836.123245882" calcext:value-type="float">
            <text:p>836.123245882</text:p>
          </table:table-cell>
          <table:table-cell office:value-type="float" office:value="43.7750100878" calcext:value-type="float">
            <text:p>43.775010087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 SLAM out-of-the-box</text:p>
          </table:table-cell>
          <table:table-cell office:value-type="float" office:value="82.4622997028" calcext:value-type="float">
            <text:p>82.4622997028</text:p>
          </table:table-cell>
          <table:table-cell office:value-type="float" office:value="50.1670157943" calcext:value-type="float">
            <text:p>50.1670157943</text:p>
          </table:table-cell>
          <table:table-cell office:value-type="float" office:value="43.713600618" calcext:value-type="float">
            <text:p>43.713600618</text:p>
          </table:table-cell>
          <table:table-cell office:value-type="float" office:value="732.415885518" calcext:value-type="float">
            <text:p>732.415885518</text:p>
          </table:table-cell>
          <table:table-cell office:value-type="float" office:value="5.79771549182" calcext:value-type="float">
            <text:p>5.7977154918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 tunned</text:p>
          </table:table-cell>
          <table:table-cell office:value-type="float" office:value="18.3249588938" calcext:value-type="float">
            <text:p>18.3249588938</text:p>
          </table:table-cell>
          <table:table-cell office:value-type="float" office:value="36.0768958914" calcext:value-type="float">
            <text:p>36.0768958914</text:p>
          </table:table-cell>
          <table:table-cell office:value-type="float" office:value="22.2429249237" calcext:value-type="float">
            <text:p>22.2429249237</text:p>
          </table:table-cell>
          <table:table-cell office:value-type="float" office:value="758.468689334" calcext:value-type="float">
            <text:p>758.468689334</text:p>
          </table:table-cell>
          <table:table-cell office:value-type="float" office:value="5.9073470528" calcext:value-type="float">
            <text:p>5.9073470528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3">
            <text:p>MSE</text:p>
          </table:table-cell>
          <table:table-cell office:value-type="string" calcext:value-type="string">
            <text:p>Gmapping </text:p>
          </table:table-cell>
          <table:table-cell office:value-type="float" office:value="4008.72743242" calcext:value-type="float">
            <text:p>4008.72743242</text:p>
          </table:table-cell>
          <table:table-cell office:value-type="float" office:value="4689.09495234" calcext:value-type="float">
            <text:p>4689.09495234</text:p>
          </table:table-cell>
          <table:table-cell office:value-type="float" office:value="3729.81955312" calcext:value-type="float">
            <text:p>3729.81955312</text:p>
          </table:table-cell>
          <table:table-cell office:value-type="float" office:value="3923.23212813" calcext:value-type="float">
            <text:p>3923.23212813</text:p>
          </table:table-cell>
          <table:table-cell office:value-type="float" office:value="5248.3912771" calcext:value-type="float">
            <text:p>5248.3912771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 SLAM</text:p>
          </table:table-cell>
          <table:table-cell office:value-type="float" office:value="3424.19410898" calcext:value-type="float">
            <text:p>3424.19410898</text:p>
          </table:table-cell>
          <table:table-cell office:value-type="float" office:value="4445.87970859" calcext:value-type="float">
            <text:p>4445.87970859</text:p>
          </table:table-cell>
          <table:table-cell office:value-type="float" office:value="3437.27293477" calcext:value-type="float">
            <text:p>3437.27293477</text:p>
          </table:table-cell>
          <table:table-cell office:value-type="float" office:value="3766.53652539" calcext:value-type="float">
            <text:p>3766.53652539</text:p>
          </table:table-cell>
          <table:table-cell office:value-type="float" office:value="4507.49244629" calcext:value-type="float">
            <text:p>4507.49244629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 </text:p>
          </table:table-cell>
          <table:table-cell office:value-type="float" office:value="3302.07018281" calcext:value-type="float">
            <text:p>3302.07018281</text:p>
          </table:table-cell>
          <table:table-cell office:value-type="float" office:value="4105.18204883" calcext:value-type="float">
            <text:p>4105.18204883</text:p>
          </table:table-cell>
          <table:table-cell office:value-type="float" office:value="2423.94867812" calcext:value-type="float">
            <text:p>2423.94867812</text:p>
          </table:table-cell>
          <table:table-cell office:value-type="float" office:value="3948.88870078" calcext:value-type="float">
            <text:p>3948.88870078</text:p>
          </table:table-cell>
          <table:table-cell office:value-type="float" office:value="3760.15724384" calcext:value-type="float">
            <text:p>3760.1572438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 table:number-columns-spanned="1" table:number-rows-spanned="3">
            <text:p>SSI</text:p>
          </table:table-cell>
          <table:table-cell office:value-type="string" calcext:value-type="string">
            <text:p>Gmapping out-of-the-box</text:p>
          </table:table-cell>
          <table:table-cell office:value-type="float" office:value="0.905559815702" calcext:value-type="float">
            <text:p>0.9055598157</text:p>
          </table:table-cell>
          <table:table-cell office:value-type="float" office:value="0.873433169872" calcext:value-type="float">
            <text:p>0.8734331699</text:p>
          </table:table-cell>
          <table:table-cell office:value-type="float" office:value="0.874432107367" calcext:value-type="float">
            <text:p>0.8744321074</text:p>
          </table:table-cell>
          <table:table-cell office:value-type="float" office:value="0.860325128259" calcext:value-type="float">
            <text:p>0.8603251283</text:p>
          </table:table-cell>
          <table:table-cell office:value-type="float" office:value="0.759517860527" calcext:value-type="float">
            <text:p>0.7595178605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Karto SLAM out-of-the-box</text:p>
          </table:table-cell>
          <table:table-cell office:value-type="float" office:value="0.928366488672" calcext:value-type="float">
            <text:p>0.9283664887</text:p>
          </table:table-cell>
          <table:table-cell office:value-type="float" office:value="0.889220489122" calcext:value-type="float">
            <text:p>0.8892204891</text:p>
          </table:table-cell>
          <table:table-cell office:value-type="float" office:value="0.892107555063" calcext:value-type="float">
            <text:p>0.8921075551</text:p>
          </table:table-cell>
          <table:table-cell office:value-type="float" office:value="0.857399332502" calcext:value-type="float">
            <text:p>0.8573993325</text:p>
          </table:table-cell>
          <table:table-cell office:value-type="float" office:value="0.823489261159" calcext:value-type="float">
            <text:p>0.8234892612</text:p>
          </table:table-cell>
        </table:table-row>
        <table:table-row table:style-name="ro1">
          <table:table-cell/>
          <table:covered-table-cell/>
          <table:table-cell office:value-type="string" calcext:value-type="string">
            <text:p>Cartographer tunned</text:p>
          </table:table-cell>
          <table:table-cell office:value-type="float" office:value="0.931483341995" calcext:value-type="float">
            <text:p>0.931483342</text:p>
          </table:table-cell>
          <table:table-cell office:value-type="float" office:value="0.899352423887" calcext:value-type="float">
            <text:p>0.8993524239</text:p>
          </table:table-cell>
          <table:table-cell office:value-type="float" office:value="0.912317171023" calcext:value-type="float">
            <text:p>0.912317171</text:p>
          </table:table-cell>
          <table:table-cell office:value-type="float" office:value="0.856330893488" calcext:value-type="float">
            <text:p>0.8563308935</text:p>
          </table:table-cell>
          <table:table-cell office:value-type="float" office:value="0.838009186185" calcext:value-type="float">
            <text:p>0.83800918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7:49:57.72833693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2T14:40:41.216063205</meta:creation-date>
    <dc:date>2018-01-24T17:50:43.351209728</dc:date>
    <meta:editing-duration>PT22H28M7S</meta:editing-duration>
    <meta:editing-cycles>15</meta:editing-cycles>
    <meta:generator>LibreOffice/5.1.6.2$Linux_X86_64 LibreOffice_project/10m0$Build-2</meta:generator>
    <meta:document-statistic meta:table-count="1" meta:cell-count="62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cccccc" draw:fill-hatch-name="Red_5f_20_5f_Crossed_5f_20_5f_45_5f_20_5f_Degrees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1.692cm" svg:y="0.185cm" style:legend-expansion="wide" chart:style-name="ch2"/>
        <chart:plot-area chart:style-name="ch3" table:cell-range-address="Sheet1.D4:Sheet1.H7 Sheet1.C5:Sheet1.C7" chart:data-source-has-labels="both" svg:x="0.32cm" svg:y="0.963cm" svg:width="15.36cm" svg:height="7.857cm">
          <chartooo:coordinate-region svg:x="1.312cm" svg:y="1.163cm" svg:width="14.368cm" svg:height="7.01cm"/>
          <chart:axis chart:dimension="x" chart:name="primary-x" chart:style-name="ch4" chartooo:axis-type="auto">
            <chartooo:date-scale/>
            <chart:categories table:cell-range-address="Sheet1.D4:Sheet1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5:Sheet1.H5" chart:label-cell-address="Sheet1.C5:Sheet1.C5" chart:class="chart:bar">
            <chart:data-point chart:repeated="5"/>
          </chart:series>
          <chart:series chart:style-name="ch8" chart:values-cell-range-address="Sheet1.D6:Sheet1.H6" chart:label-cell-address="Sheet1.C6:Sheet1.C6" chart:class="chart:bar">
            <chart:data-point chart:repeated="5"/>
          </chart:series>
          <chart:series chart:style-name="ch9" chart:values-cell-range-address="Sheet1.D7:Sheet1.H7" chart:label-cell-address="Sheet1.C7:Sheet1.C7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</table:table-row>
          </table:table-header-rows>
          <table:table-rows>
            <table:table-row>
              <table:table-cell office:value-type="string">
                <text:p>Gmapping out-of-the-box</text:p>
                <draw:g>
                  <svg:desc>Sheet1.C5:Sheet1.C5</svg:desc>
                </draw:g>
              </table:table-cell>
              <table:table-cell office:value-type="float" office:value="768.230562619">
                <text:p>768.230562619</text:p>
                <draw:g>
                  <svg:desc>Sheet1.D5:Sheet1.H5</svg:desc>
                </draw:g>
              </table:table-cell>
              <table:table-cell office:value-type="float" office:value="456.899335587">
                <text:p>456.899335587</text:p>
              </table:table-cell>
              <table:table-cell office:value-type="float" office:value="1245.28270424">
                <text:p>1245.28270424</text:p>
              </table:table-cell>
              <table:table-cell office:value-type="float" office:value="836.123245882">
                <text:p>836.123245882</text:p>
              </table:table-cell>
              <table:table-cell office:value-type="float" office:value="43.7750100878">
                <text:p>43.7750100878</text:p>
              </table:table-cell>
            </table:table-row>
            <table:table-row>
              <table:table-cell office:value-type="string">
                <text:p>Karto SLAM out-of-the-box</text:p>
                <draw:g>
                  <svg:desc>Sheet1.C6:Sheet1.C6</svg:desc>
                </draw:g>
              </table:table-cell>
              <table:table-cell office:value-type="float" office:value="82.4622997028">
                <text:p>82.4622997028</text:p>
                <draw:g>
                  <svg:desc>Sheet1.D6:Sheet1.H6</svg:desc>
                </draw:g>
              </table:table-cell>
              <table:table-cell office:value-type="float" office:value="50.1670157943">
                <text:p>50.1670157943</text:p>
              </table:table-cell>
              <table:table-cell office:value-type="float" office:value="43.713600618">
                <text:p>43.713600618</text:p>
              </table:table-cell>
              <table:table-cell office:value-type="float" office:value="732.415885518">
                <text:p>732.415885518</text:p>
              </table:table-cell>
              <table:table-cell office:value-type="float" office:value="5.79771549182">
                <text:p>5.79771549182</text:p>
              </table:table-cell>
            </table:table-row>
            <table:table-row>
              <table:table-cell office:value-type="string">
                <text:p>Cartographer tunned</text:p>
                <draw:g>
                  <svg:desc>Sheet1.C7:Sheet1.C7</svg:desc>
                </draw:g>
              </table:table-cell>
              <table:table-cell office:value-type="float" office:value="18.3249588938">
                <text:p>18.3249588938</text:p>
                <draw:g>
                  <svg:desc>Sheet1.D7:Sheet1.H7</svg:desc>
                </draw:g>
              </table:table-cell>
              <table:table-cell office:value-type="float" office:value="36.0768958914">
                <text:p>36.0768958914</text:p>
              </table:table-cell>
              <table:table-cell office:value-type="float" office:value="22.2429249237">
                <text:p>22.2429249237</text:p>
              </table:table-cell>
              <table:table-cell office:value-type="float" office:value="758.468689334">
                <text:p>758.468689334</text:p>
              </table:table-cell>
              <table:table-cell office:value-type="float" office:value="5.9073470528">
                <text:p>5.90734705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fill-color="#999999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4.377cm" svg:y="0.185cm" style:legend-expansion="wide" chart:style-name="ch2"/>
        <chart:plot-area chart:style-name="ch3" table:cell-range-address="Sheet1.D4:Sheet1.H4 Sheet1.C9:Sheet1.H11" chart:data-source-has-labels="both" svg:x="0.32cm" svg:y="0.963cm" svg:width="15.36cm" svg:height="7.857cm">
          <chartooo:coordinate-region svg:x="1.312cm" svg:y="1.163cm" svg:width="14.368cm" svg:height="7.01cm"/>
          <chart:axis chart:dimension="x" chart:name="primary-x" chart:style-name="ch4" chartooo:axis-type="auto">
            <chartooo:date-scale/>
            <chart:categories table:cell-range-address="Sheet1.D4:Sheet1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9:Sheet1.H9" chart:label-cell-address="Sheet1.C9:Sheet1.C9" chart:class="chart:bar">
            <chart:data-point chart:repeated="5"/>
          </chart:series>
          <chart:series chart:style-name="ch8" chart:values-cell-range-address="Sheet1.D10:Sheet1.H10" chart:label-cell-address="Sheet1.C10:Sheet1.C10" chart:class="chart:bar">
            <chart:data-point chart:repeated="5"/>
          </chart:series>
          <chart:series chart:style-name="ch9" chart:values-cell-range-address="Sheet1.D11:Sheet1.H11" chart:label-cell-address="Sheet1.C11:Sheet1.C11" chart:class="chart:b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</table:table-row>
          </table:table-header-rows>
          <table:table-rows>
            <table:table-row>
              <table:table-cell office:value-type="string">
                <text:p>Gmapping </text:p>
                <draw:g>
                  <svg:desc>Sheet1.C9:Sheet1.C9</svg:desc>
                </draw:g>
              </table:table-cell>
              <table:table-cell office:value-type="float" office:value="4008.72743242">
                <text:p>4008.72743242</text:p>
                <draw:g>
                  <svg:desc>Sheet1.D9:Sheet1.H9</svg:desc>
                </draw:g>
              </table:table-cell>
              <table:table-cell office:value-type="float" office:value="4689.09495234">
                <text:p>4689.09495234</text:p>
              </table:table-cell>
              <table:table-cell office:value-type="float" office:value="3729.81955312">
                <text:p>3729.81955312</text:p>
              </table:table-cell>
              <table:table-cell office:value-type="float" office:value="3923.23212813">
                <text:p>3923.23212813</text:p>
              </table:table-cell>
              <table:table-cell office:value-type="float" office:value="5248.3912771">
                <text:p>5248.3912771</text:p>
              </table:table-cell>
            </table:table-row>
            <table:table-row>
              <table:table-cell office:value-type="string">
                <text:p>Karto SLAM</text:p>
                <draw:g>
                  <svg:desc>Sheet1.C10:Sheet1.C10</svg:desc>
                </draw:g>
              </table:table-cell>
              <table:table-cell office:value-type="float" office:value="3424.19410898">
                <text:p>3424.19410898</text:p>
                <draw:g>
                  <svg:desc>Sheet1.D10:Sheet1.H10</svg:desc>
                </draw:g>
              </table:table-cell>
              <table:table-cell office:value-type="float" office:value="4445.87970859">
                <text:p>4445.87970859</text:p>
              </table:table-cell>
              <table:table-cell office:value-type="float" office:value="3437.27293477">
                <text:p>3437.27293477</text:p>
              </table:table-cell>
              <table:table-cell office:value-type="float" office:value="3766.53652539">
                <text:p>3766.53652539</text:p>
              </table:table-cell>
              <table:table-cell office:value-type="float" office:value="4507.49244629">
                <text:p>4507.49244629</text:p>
              </table:table-cell>
            </table:table-row>
            <table:table-row>
              <table:table-cell office:value-type="string">
                <text:p>Cartographer </text:p>
                <draw:g>
                  <svg:desc>Sheet1.C11:Sheet1.C11</svg:desc>
                </draw:g>
              </table:table-cell>
              <table:table-cell office:value-type="float" office:value="3302.07018281">
                <text:p>3302.07018281</text:p>
                <draw:g>
                  <svg:desc>Sheet1.D11:Sheet1.H11</svg:desc>
                </draw:g>
              </table:table-cell>
              <table:table-cell office:value-type="float" office:value="4105.18204883">
                <text:p>4105.18204883</text:p>
              </table:table-cell>
              <table:table-cell office:value-type="float" office:value="2423.94867812">
                <text:p>2423.94867812</text:p>
              </table:table-cell>
              <table:table-cell office:value-type="float" office:value="3948.88870078">
                <text:p>3948.88870078</text:p>
              </table:table-cell>
              <table:table-cell office:value-type="float" office:value="3760.15724384">
                <text:p>3760.157243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lr-tb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33333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33333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fill="hatch" draw:fill-color="#004586" draw:fill-hatch-name="Black_20_45_20_Degrees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/>
      <style:graphic-properties draw:fill-color="#999999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-color="#333333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top" svg:x="1.692cm" svg:y="0.185cm" style:legend-expansion="wide" chart:style-name="ch2"/>
        <chart:plot-area chart:style-name="ch3" table:cell-range-address="Sheet1.D4:Sheet1.H4 Sheet1.C13:Sheet1.H15" chart:data-source-has-labels="both" svg:x="0.32cm" svg:y="0.963cm" svg:width="15.36cm" svg:height="7.857cm">
          <chartooo:coordinate-region svg:x="1.047cm" svg:y="1.162cm" svg:width="14.633cm" svg:height="7.011cm"/>
          <chart:axis chart:dimension="x" chart:name="primary-x" chart:style-name="ch4" chartooo:axis-type="auto">
            <chartooo:date-scale/>
            <chart:categories table:cell-range-address="Sheet1.D4:Sheet1.H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13:Sheet1.H13" chart:label-cell-address="Sheet1.C13:Sheet1.C13" chart:class="chart:bar">
            <chart:data-point chart:repeated="3"/>
            <chart:data-point chart:style-name="ch8"/>
            <chart:data-point/>
          </chart:series>
          <chart:series chart:style-name="ch9" chart:values-cell-range-address="Sheet1.D14:Sheet1.H14" chart:label-cell-address="Sheet1.C14:Sheet1.C14" chart:class="chart:bar">
            <chart:data-point chart:repeated="5"/>
          </chart:series>
          <chart:series chart:style-name="ch10" chart:values-cell-range-address="Sheet1.D15:Sheet1.H15" chart:label-cell-address="Sheet1.C15:Sheet1.C15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oop</text:p>
                <draw:g>
                  <svg:desc>Sheet1.D4:Sheet1.H4</svg:desc>
                </draw:g>
              </table:table-cell>
              <table:table-cell office:value-type="string">
                <text:p>Cross</text:p>
              </table:table-cell>
              <table:table-cell office:value-type="string">
                <text:p>Zigzag</text:p>
              </table:table-cell>
              <table:table-cell office:value-type="string">
                <text:p>Maze</text:p>
              </table:table-cell>
              <table:table-cell office:value-type="string">
                <text:p>Willow garage</text:p>
              </table:table-cell>
            </table:table-row>
          </table:table-header-rows>
          <table:table-rows>
            <table:table-row>
              <table:table-cell office:value-type="string">
                <text:p>Gmapping out-of-the-box</text:p>
                <draw:g>
                  <svg:desc>Sheet1.C13:Sheet1.C13</svg:desc>
                </draw:g>
              </table:table-cell>
              <table:table-cell office:value-type="float" office:value="0.905559815702">
                <text:p>0.905559815702</text:p>
                <draw:g>
                  <svg:desc>Sheet1.D13:Sheet1.H13</svg:desc>
                </draw:g>
              </table:table-cell>
              <table:table-cell office:value-type="float" office:value="0.873433169872">
                <text:p>0.873433169872</text:p>
              </table:table-cell>
              <table:table-cell office:value-type="float" office:value="0.874432107367">
                <text:p>0.874432107367</text:p>
              </table:table-cell>
              <table:table-cell office:value-type="float" office:value="0.860325128259">
                <text:p>0.860325128259</text:p>
              </table:table-cell>
              <table:table-cell office:value-type="float" office:value="0.759517860527">
                <text:p>0.759517860527</text:p>
              </table:table-cell>
            </table:table-row>
            <table:table-row>
              <table:table-cell office:value-type="string">
                <text:p>Karto SLAM out-of-the-box</text:p>
                <draw:g>
                  <svg:desc>Sheet1.C14:Sheet1.C14</svg:desc>
                </draw:g>
              </table:table-cell>
              <table:table-cell office:value-type="float" office:value="0.928366488672">
                <text:p>0.928366488672</text:p>
                <draw:g>
                  <svg:desc>Sheet1.D14:Sheet1.H14</svg:desc>
                </draw:g>
              </table:table-cell>
              <table:table-cell office:value-type="float" office:value="0.889220489122">
                <text:p>0.889220489122</text:p>
              </table:table-cell>
              <table:table-cell office:value-type="float" office:value="0.892107555063">
                <text:p>0.892107555063</text:p>
              </table:table-cell>
              <table:table-cell office:value-type="float" office:value="0.857399332502">
                <text:p>0.857399332502</text:p>
              </table:table-cell>
              <table:table-cell office:value-type="float" office:value="0.823489261159">
                <text:p>0.823489261159</text:p>
              </table:table-cell>
            </table:table-row>
            <table:table-row>
              <table:table-cell office:value-type="string">
                <text:p>Cartographer tunned</text:p>
                <draw:g>
                  <svg:desc>Sheet1.C15:Sheet1.C15</svg:desc>
                </draw:g>
              </table:table-cell>
              <table:table-cell office:value-type="float" office:value="0.931483341995">
                <text:p>0.931483341995</text:p>
                <draw:g>
                  <svg:desc>Sheet1.D15:Sheet1.H15</svg:desc>
                </draw:g>
              </table:table-cell>
              <table:table-cell office:value-type="float" office:value="0.899352423887">
                <text:p>0.899352423887</text:p>
              </table:table-cell>
              <table:table-cell office:value-type="float" office:value="0.912317171023">
                <text:p>0.912317171023</text:p>
              </table:table-cell>
              <table:table-cell office:value-type="float" office:value="0.856330893488">
                <text:p>0.856330893488</text:p>
              </table:table-cell>
              <table:table-cell office:value-type="float" office:value="0.838009186185">
                <text:p>0.8380091861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</office:styles>
</office:document-styles>
</file>